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M Mono Prop 10" svg:font-family="'LM Mono Prop 10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LM Mono Prop 10"/>
    </style:style>
    <style:style style:name="P2" style:family="paragraph" style:parent-style-name="Standard">
      <style:text-properties style:font-name="LM Mono Prop 10" officeooo:rsid="0004dac0" officeooo:paragraph-rsid="0004dac0"/>
    </style:style>
    <style:style style:name="P3" style:family="paragraph" style:parent-style-name="Standard">
      <style:text-properties style:font-name="LM Mono Prop 10" fo:font-weight="bold" style:font-weight-asian="bold" style:font-weight-complex="bold"/>
    </style:style>
    <style:style style:name="P4" style:family="paragraph" style:parent-style-name="Standard">
      <style:text-properties style:font-name="LM Mono Prop 10" fo:font-weight="bold" officeooo:rsid="0004dac0" officeooo:paragraph-rsid="0004dac0" style:font-weight-asian="bold" style:font-weight-complex="bold"/>
    </style:style>
    <style:style style:name="P5" style:family="paragraph" style:parent-style-name="Standard">
      <style:text-properties style:font-name="LM Mono Prop 10" fo:font-weight="bold" officeooo:rsid="0005a888" officeooo:paragraph-rsid="0005a888" style:font-weight-asian="bold" style:font-weight-complex="bold"/>
    </style:style>
    <style:style style:name="P6" style:family="paragraph" style:parent-style-name="Standard">
      <style:text-properties style:font-name="LM Mono Prop 10" officeooo:rsid="0005a888" officeooo:paragraph-rsid="0005a888"/>
    </style:style>
    <style:style style:name="P7" style:family="paragraph" style:parent-style-name="Standard">
      <style:paragraph-properties style:border-line-width-bottom="0.0118in 0.0118in 0.0118in" fo:padding-left="0in" fo:padding-right="0in" fo:padding-top="0in" fo:padding-bottom="0.0291in" fo:border-left="none" fo:border-right="none" fo:border-top="none" fo:border-bottom="2.49pt double #000000" style:join-border="false"/>
      <style:text-properties style:font-name="LM Mono Prop 10" officeooo:rsid="0004dac0"/>
    </style:style>
    <style:style style:name="P8" style:family="paragraph" style:parent-style-name="Standard">
      <style:paragraph-properties style:border-line-width-bottom="0.0118in 0.0118in 0.0118in" fo:padding-left="0in" fo:padding-right="0in" fo:padding-top="0in" fo:padding-bottom="0.0291in" fo:border-left="none" fo:border-right="none" fo:border-top="none" fo:border-bottom="2.49pt double #000000" style:join-border="false"/>
      <style:text-properties style:font-name="LM Mono Prop 10" officeooo:rsid="0004dac0" officeooo:paragraph-rsid="0004dac0"/>
    </style:style>
    <style:style style:name="P9" style:family="paragraph" style:parent-style-name="Header">
      <style:text-properties style:font-name="LM Mono Prop 1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783e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1">#!/usr/bin/env python3</text:p>
      <text:p text:style-name="P1"/>
      <text:p text:style-name="P3"># file: dnaManipAlgorithm.py</text:p>
      <text:p text:style-name="P1"># program to convert an inputted sequence to another. </text:p>
      <text:p text:style-name="P1"># The algorthm is based on the DNA Manipulation Algorithm</text:p>
      <text:p text:style-name="P1"/>
      <text:p text:style-name="P1">from Bio.Seq import Seq</text:p>
      <text:p text:style-name="P1"/>
      <text:p text:style-name="P1"># For debugging, this string could replace the user-input code to speed things up</text:p>
      <text:p text:style-name="P1">#dna_str = "atgccttttcccccgctagatcgatccccccccccccccccccccccc"</text:p>
      <text:p text:style-name="P1"/>
      <text:p text:style-name="P1"/>
      <text:p text:style-name="P1">prompt = "\t <text:s/>Enter the sequence :"</text:p>
      <text:p text:style-name="P1">dnaSeq_str = input(prompt).lower()</text:p>
      <text:p text:style-name="P1"/>
      <text:p text:style-name="P1">prompt = "\t Template or non-template? Enter 't' or 'nt' :"</text:p>
      <text:p text:style-name="P1">temp_str = input(prompt).lower()</text:p>
      <text:p text:style-name="P1"/>
      <text:p text:style-name="P1">prompt = "\t 3' to 5' or 5' to 3'? Enter '3-5' or '5-3' :"</text:p>
      <text:p text:style-name="P1">orient_str = input(prompt)</text:p>
      <text:p text:style-name="P1">print("\t + User picks option: ",orient_str)</text:p>
      <text:p text:style-name="P1">dnaSeq_str = Seq(dnaSeq_str)</text:p>
      <text:p text:style-name="P1">print("\t Original sequence :",dnaSeq_str)</text:p>
      <text:p text:style-name="P1"/>
      <text:p text:style-name="P1"/>
      <text:p text:style-name="P1"># the algoritm to determine the sequence primality, conversion and output</text:p>
      <text:p text:style-name="P1">if temp_str.lower() == 't':</text:p>
      <text:p text:style-name="P1"><text:s text:c="4"/>print("\t + User picks option: t")</text:p>
      <text:p text:style-name="P1"><text:s text:c="4"/>if orient_str =='3-5': # t and 3-5, output is same sequence</text:p>
      <text:p text:style-name="P1"><text:s text:c="8"/>print("\t seq is: t and 3'-5'")</text:p>
      <text:p text:style-name="P1"><text:s text:c="8"/>print("\t No change to sequence")</text:p>
      <text:p text:style-name="P1"/>
      <text:p text:style-name="P1"><text:s text:c="4"/>elif orient_str == '5-3': # t and 5-3, output is inversed seq</text:p>
      <text:p text:style-name="P1"><text:s text:c="8"/>print("\t t and 5'-3'")</text:p>
      <text:p text:style-name="P1"><text:s text:c="8"/>dnaSeq_str = dnaSeq_str[::-1]</text:p>
      <text:p text:style-name="P1"><text:s text:c="4"/>else:</text:p>
      <text:p text:style-name="P1"><text:s text:c="8"/>print("\t Unknown primality")</text:p>
      <text:p text:style-name="P1"><text:s text:c="8"/>exit()</text:p>
      <text:p text:style-name="P1"/>
      <text:p text:style-name="P1">elif temp_str.lower() == 'nt':</text:p>
      <text:p text:style-name="P1"><text:s text:c="4"/>print("\t User picks option: nt")</text:p>
      <text:p text:style-name="P1"><text:s text:c="4"/>if orient_str =='3-5':</text:p>
      <text:p text:style-name="P1"><text:soft-page-break/><text:s text:c="8"/>print("\t nt and 3'- 5'")</text:p>
      <text:p text:style-name="P1"><text:s text:c="8"/>dnaSeq_str = dnaSeq_str.reverse_complement()</text:p>
      <text:p text:style-name="P1"/>
      <text:p text:style-name="P1"><text:s text:c="4"/>elif orient_str =='5-3':</text:p>
      <text:p text:style-name="P1"><text:s text:c="8"/>print("\t nt and 5'-3'")</text:p>
      <text:p text:style-name="P1"><text:s text:c="8"/>dnaSeq_str = dnaSeq_str.complement()</text:p>
      <text:p text:style-name="P1"><text:s text:c="4"/>else:</text:p>
      <text:p text:style-name="P1"><text:s text:c="8"/>print("\t Unknown primality")</text:p>
      <text:p text:style-name="P1"><text:s text:c="8"/>exit()</text:p>
      <text:p text:style-name="P1"/>
      <text:p text:style-name="P1">else: </text:p>
      <text:p text:style-name="P1"><text:s text:c="4"/>print("\t Unknown template type")</text:p>
      <text:p text:style-name="P1"><text:s text:c="4"/>exit()</text:p>
      <text:p text:style-name="P1">print("\t + End of DNA Manipulation algorithm. DNASeq is: ",dnaSeq_str,"\n")</text:p>
      <text:p text:style-name="P1"/>
      <text:p text:style-name="P1"/>
      <text:p text:style-name="P1"># if you want to add some translation functionality ...</text:p>
      <text:p text:style-name="P1">print("\t __Translation__")</text:p>
      <text:p text:style-name="P1">sequence = dnaSeq_str</text:p>
      <text:p text:style-name="P1">RNAfromDNA_str <text:s/>= Seq.transcribe(sequence) # gives RNA sequence</text:p>
      <text:p text:style-name="P1">DNAfromRNA_str <text:s/>= Seq.back_transcribe(RNAfromDNA_str) # gives DNA sequence from the RNA conversion</text:p>
      <text:p text:style-name="P1">PROTfromRNA_str = Seq.translate(RNAfromDNA_str)</text:p>
      <text:p text:style-name="P1"/>
      <text:p text:style-name="P1"/>
      <text:p text:style-name="P1">print(" Original DNA <text:s/>:",dnaSeq_str)</text:p>
      <text:p text:style-name="P1">print(" RNA from DNA <text:s/>:",RNAfromDNA_str)</text:p>
      <text:p text:style-name="P1">print(" DNA from RNA <text:s/>:",DNAfromRNA_str)</text:p>
      <text:p text:style-name="P1">print(" PROT from RNA :",PROTfromRNA_str)</text:p>
      <text:p text:style-name="P1">print(" End of program!"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<text:soft-page-break/></text:p>
      <text:p text:style-name="P2"/>
      <text:p text:style-name="P2">#!/usr/bin/env python3</text:p>
      <text:p text:style-name="P4"># file: tuesday_1_genbankToFasta</text:p>
      <text:p text:style-name="P2"># Date: 23 Sept 2019</text:p>
      <text:p text:style-name="P2"># Program to convert a genbank file to a fasta file.</text:p>
      <text:p text:style-name="P2"># ref: https://warwick.ac.uk/fac/sci/moac/people/students/peter_cock/python/genbank2fasta/</text:p>
      <text:p text:style-name="P2"/>
      <text:p text:style-name="P2">from Bio import SeqIO</text:p>
      <text:p text:style-name="P2"/>
      <text:p text:style-name="P2"># #### get a simple GenBank file to convert into a fasta file.</text:p>
      <text:p text:style-name="P2"># - PubMed: nucleotide search(M55025.1)</text:p>
      <text:p text:style-name="P2"># - link: https://www.ncbi.nlm.nih.gov/nuccore/M55025.1</text:p>
      <text:p text:style-name="P2"># - send to: GenBank file</text:p>
      <text:p text:style-name="P2"># - cover code: geneToFasta.py to conver genbank files to fasta format.</text:p>
      <text:p text:style-name="P2"># - code ref: <text:s/>https://warwick.ac.uk/fac/sci/moac/people/students/peter_cock/python/genbank2fasta/</text:p>
      <text:p text:style-name="P2">#</text:p>
      <text:p text:style-name="P2"># - future code ideas; parsing out features: https://warwick.ac.uk/fac/sci/moac/people/students/peter_cock/python/genbank/</text:p>
      <text:p text:style-name="P2">#</text:p>
      <text:p text:style-name="P2"/>
      <text:p text:style-name="P2">prmpt = "\t Enter the genbank filename :"</text:p>
      <text:p text:style-name="P2">gbk_filename = input(prmpt)</text:p>
      <text:p text:style-name="P2">faa_filename = gbk_filename.replace(".","-") + ".fasta"</text:p>
      <text:p text:style-name="P2"/>
      <text:p text:style-name="P2">input_handle <text:s/>= open(gbk_filename, "r") # read mode</text:p>
      <text:p text:style-name="P2">output_handle = open(faa_filename, "w") # write mode</text:p>
      <text:p text:style-name="P2"/>
      <text:p text:style-name="P2">for seq_record in SeqIO.parse(input_handle, "genbank") :</text:p>
      <text:p text:style-name="P2"><text:s text:c="4"/>print("\t GenBank record %s" % seq_record.id)</text:p>
      <text:p text:style-name="P2"><text:s text:c="4"/>output_handle.write("&gt;%s %s\n%s\n" % (</text:p>
      <text:p text:style-name="P2"><text:s text:c="11"/>seq_record.id,</text:p>
      <text:p text:style-name="P2"><text:s text:c="11"/>seq_record.description,</text:p>
      <text:p text:style-name="P2"><text:s text:c="11"/>seq_record.seq))</text:p>
      <text:p text:style-name="P2"/>
      <text:p text:style-name="P2">output_handle.close() # close fasta file</text:p>
      <text:p text:style-name="P2">input_handle.close() # close GenBank file</text:p>
      <text:p text:style-name="P8"/>
      <text:p text:style-name="P2"/>
      <text:p text:style-name="P2"/>
      <text:p text:style-name="P2"><text:soft-page-break/>#!/usr/bin/env python3</text:p>
      <text:p text:style-name="P4"># file: tuesday_2_genbankToFastaAminoAcids</text:p>
      <text:p text:style-name="P2"># ref: https://warwick.ac.uk/fac/sci/moac/people/students/peter_cock/python/genbank2fasta/</text:p>
      <text:p text:style-name="P2"/>
      <text:p text:style-name="P2">from Bio import SeqIO</text:p>
      <text:p text:style-name="P2"/>
      <text:p text:style-name="P2"/>
      <text:p text:style-name="P2"># #### multiple records in genbank file to convert to fasta</text:p>
      <text:p text:style-name="P2"># PubMed: nucleotide search(cystic fibrosis)</text:p>
      <text:p text:style-name="P2"># - link: https://www.ncbi.nlm.nih.gov/nuccore/M96936.1</text:p>
      <text:p text:style-name="P2"># - send to: GenBank file</text:p>
      <text:p text:style-name="P2"># - cover code: genbankToFastaAminoAcids.py to parse out translated cds regions (protein sequences) from GenBank files</text:p>
      <text:p text:style-name="P2"># - code ref: <text:s/>https://warwick.ac.uk/fac/sci/moac/people/students/peter_cock/python/genbank2fasta/</text:p>
      <text:p text:style-name="P2"/>
      <text:p text:style-name="P2"/>
      <text:p text:style-name="P2"/>
      <text:p text:style-name="P2">prmpt = "\t Enter the genbank filename :"</text:p>
      <text:p text:style-name="P2">gbk_filename = input(prmpt)</text:p>
      <text:p text:style-name="P2">faa_filename = gbk_filename.replace(".","-") + "_proteins.fasta"</text:p>
      <text:p text:style-name="P2"/>
      <text:p text:style-name="P2"># gbk_filename = "NC_005213.gbk"</text:p>
      <text:p text:style-name="P2"># faa_filename = "NC_005213_converted.faa"</text:p>
      <text:p text:style-name="P2"/>
      <text:p text:style-name="P2"/>
      <text:p text:style-name="P2">input_handle <text:s/>= open(gbk_filename, "r") # read mode</text:p>
      <text:p text:style-name="P2">output_handle = open(faa_filename, "w") # write mode</text:p>
      <text:p text:style-name="P2"/>
      <text:p text:style-name="P2">for seq_record in SeqIO.parse(input_handle, "genbank") :</text:p>
      <text:p text:style-name="P2"><text:s text:c="4"/>print("\t GenBank record %s" % seq_record.id)</text:p>
      <text:p text:style-name="P2"><text:s text:c="4"/>for seq_feature in seq_record.features :</text:p>
      <text:p text:style-name="P2"><text:s text:c="8"/>if seq_feature.type=="CDS" :</text:p>
      <text:p text:style-name="P2"><text:s text:c="12"/>assert len(seq_feature.qualifiers['translation'])==1</text:p>
      <text:p text:style-name="P2"><text:s text:c="12"/>output_handle.write("&gt;%s from %s\n%s\n" % (</text:p>
      <text:p text:style-name="P2"><text:s text:c="19"/>seq_feature.qualifiers['gene'][0],</text:p>
      <text:p text:style-name="P2"><text:s text:c="19"/>seq_record.name,</text:p>
      <text:p text:style-name="P2"><text:s text:c="19"/>seq_feature.qualifiers['translation'][0]))</text:p>
      <text:p text:style-name="P2"/>
      <text:p text:style-name="P2">output_handle.close() # close the fasta file</text:p>
      <text:p text:style-name="P2">input_handle.close() # close the GenBank fi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M Mono Prop 10" svg:font-family="'LM Mono Prop 10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09:49:00.152850251</meta:creation-date>
    <dc:date>2019-09-24T10:44:08.401071650</dc:date>
    <meta:editing-duration>PT42M44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4" meta:paragraph-count="110" meta:word-count="559" meta:character-count="4798" meta:non-whitespace-character-count="4063"/>
  </office:meta>
</office:document-meta>
</file>